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2b98" officeooo:paragraph-rsid="000f2b98"/>
    </style:style>
    <style:style style:name="P2" style:family="paragraph" style:parent-style-name="Standard" style:list-style-name="L1">
      <style:text-properties officeooo:rsid="000f2b98" officeooo:paragraph-rsid="000f2b98"/>
    </style:style>
    <style:style style:name="P3" style:family="paragraph" style:parent-style-name="Standard">
      <style:text-properties officeooo:rsid="0012bb28" officeooo:paragraph-rsid="0012bb28"/>
    </style:style>
    <style:style style:name="P4" style:family="paragraph" style:parent-style-name="Standard">
      <style:text-properties officeooo:rsid="00130807" officeooo:paragraph-rsid="00130807"/>
    </style:style>
    <style:style style:name="P5" style:family="paragraph" style:parent-style-name="Standard">
      <style:text-properties officeooo:rsid="0013200e" officeooo:paragraph-rsid="0013200e"/>
    </style:style>
    <style:style style:name="P6" style:family="paragraph" style:parent-style-name="Standard">
      <style:text-properties officeooo:rsid="00150937" officeooo:paragraph-rsid="0015093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o projeto</text:p>
      <text:p text:style-name="P1">Spring Boot – foi utilizado uma aplicação para auxilio na criação do projeto e suas dependências <text:a xlink:type="simple" xlink:href="https://start.spring.io/" text:style-name="Internet_20_link" text:visited-style-name="Visited_20_Internet_20_Link">https://start.spring.io/</text:a></text:p>
      <text:p text:style-name="P1"/>
      <text:p text:style-name="P1">Dependências utilizadas (pesquisar cada dependência para entender seus funcionamentos):</text:p>
      <text:list xml:id="list2412300560" text:style-name="L1">
        <text:list-item>
          <text:p text:style-name="P2">Spring WEB (WEB)</text:p>
        </text:list-item>
        <text:list-item>
          <text:p text:style-name="P2">Spring Data JPA (SQL)</text:p>
        </text:list-item>
        <text:list-item>
          <text:p text:style-name="P2">Lombok (Developer Tools)</text:p>
        </text:list-item>
        <text:list-item>
          <text:p text:style-name="P2">H2 Database (SQL)</text:p>
        </text:list-item>
      </text:list>
      <text:p text:style-name="P1"/>
      <text:p text:style-name="P3">Durante a configuração inicial da API no IJ, foi utilizado o JAVA 17, instalei o JAVA no ambiente IJ uma versão da empresa azul zulu.</text:p>
      <text:p text:style-name="P3"/>
      <text:p text:style-name="P3">Dentro da estrutura de pastas seguindo o caminho SRC\main\resources\ encontra-se o arquivo application.yml que foi utilizado para a configuração básica das rotas utilizadas para os bancos de dados. Caso eu utilize em uma nova API as mesmas dependências por exemplo H2, posso apenas copiar e colar as infos contidas no arquivo application.yml para a nova API.</text:p>
      <text:p text:style-name="P3"/>
      <text:p text:style-name="P4">Para acessar o banco de dados, utilizar no navegador o endereço → <text:a xlink:type="simple" xlink:href="http://localhost:8081/h2-console" text:style-name="Internet_20_link" text:visited-style-name="Visited_20_Internet_20_Link">http://localhost:8081/h2-console</text:a></text:p>
      <text:p text:style-name="P5">será direcionado para uma pagina de login do banco de dados. Se der erro no teste de conexão, verificar o URL da pagina está igual ao indicado no arquivo application.yml</text:p>
      <text:p text:style-name="P5"/>
      <text:p text:style-name="P6">Pesquisar sobre estrutura de Objeto e Classe para JA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4:48:34.944395722</meta:creation-date>
    <dc:date>2022-09-28T23:20:01.798657758</dc:date>
    <meta:editing-duration>PT2H51M4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12" meta:word-count="178" meta:character-count="1119" meta:non-whitespace-character-count="956"/>
  </office:meta>
</office:document-meta>
</file>